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fo:margin-left="0in" fo:margin-right="0in" fo:text-indent="0in" style:auto-text-indent="false"/>
    </style:style>
    <style:style style:name="P19" style:family="paragraph" style:parent-style-name="Heading_20_2">
      <style:paragraph-properties fo:margin-top="0.1665in" fo:margin-bottom="0.0835in" fo:keep-with-next="always"/>
    </style:style>
    <style:style style:name="P20" style:family="paragraph" style:parent-style-name="Code">
      <style:paragraph-properties fo:margin-top="0in" fo:margin-bottom="0.0835in" fo:text-align="start" style:justify-single-word="false"/>
    </style:style>
    <style:style style:name="P21" style:family="paragraph" style:parent-style-name="Contents_20_1">
      <style:paragraph-properties>
        <style:tab-stops>
          <style:tab-stop style:position="6.6925in" style:type="right" style:leader-style="dotted" style:leader-text="."/>
        </style:tab-stops>
      </style:paragraph-properties>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Contents_20_3">
      <style:paragraph-properties>
        <style:tab-stops>
          <style:tab-stop style:position="6.2992in" style:type="right" style:leader-style="dotted" style:leader-text="."/>
        </style:tab-stops>
      </style:paragraph-properties>
    </style:style>
    <style:style style:name="P24"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1</text:p>
      <text:p text:style-name="Subtitle">6<text:span text:style-name="T10">th</text:span> Januar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Introduction to Byteman<text:tab/>4</text:p>
          <text:p text:style-name="P22">Running an Application with the Byteman agent<text:tab/>4</text:p>
          <text:p text:style-name="P22">Event Condition Action Rules<text:tab/>4</text:p>
          <text:p text:style-name="P22">Rule Bindings and Parameterization<text:tab/>5</text:p>
          <text:p text:style-name="P22">Built-in Conditions and Actions<text:tab/>6</text:p>
          <text:p text:style-name="P22">Extending or Replacing the Byteman Language Built-ins<text:tab/>6</text:p>
          <text:p text:style-name="P22">Agent Transformation<text:tab/>7</text:p>
          <text:p text:style-name="P22">Agent Retransformation<text:tab/>8</text:p>
          <text:p text:style-name="P22">ECA Rule Engine<text:tab/>8</text:p>
          <text:p text:style-name="P21">The Byteman Rule Language<text:tab/>10</text:p>
          <text:p text:style-name="P22">Rule Events<text:tab/>10</text:p>
          <text:p text:style-name="P23">Class Rules vs Interface Rules<text:tab/>11</text:p>
          <text:p text:style-name="P23">Overriding <text:s/>Rules<text:tab/>11</text:p>
          <text:p text:style-name="P22">Location Specifiers<text:tab/>12</text:p>
          <text:p text:style-name="P22">Rule Bindings<text:tab/>14</text:p>
          <text:p text:style-name="P22">Rule Expressions<text:tab/>15</text:p>
          <text:p text:style-name="P22">Rule Conditions<text:tab/>16</text:p>
          <text:p text:style-name="P22">Rule Actions<text:tab/>17</text:p>
          <text:p text:style-name="P22">Built-In Calls<text:tab/>18</text:p>
          <text:p text:style-name="P22">User-Defined Rule Helpers<text:tab/>18</text:p>
          <text:p text:style-name="P21">Byteman Rule Language Standard Built-Ins<text:tab/>20</text:p>
          <text:p text:style-name="P22">Thread Coordination Operations<text:tab/>20</text:p>
          <text:p text:style-name="P23">Waiters<text:tab/>20</text:p>
          <text:p text:style-name="P23">Rendezvous<text:tab/>21</text:p>
          <text:p text:style-name="P23">Joiners<text:tab/>22</text:p>
          <text:p text:style-name="P23">Aborting Execution<text:tab/>22</text:p>
          <text:p text:style-name="P22">Rule State Management Operations<text:tab/>23</text:p>
          <text:p text:style-name="P23">CountDowns<text:tab/>23</text:p>
          <text:p text:style-name="P23">Flags<text:tab/>24</text:p>
          <text:p text:style-name="P23">Counters<text:tab/>24</text:p>
          <text:p text:style-name="P23">Timers<text:tab/>25</text:p>
          <text:p text:style-name="P23">Recursive Triggering<text:tab/>25</text:p>
          <text:p text:style-name="P22">Trace and Debug Operations<text:tab/>27</text:p>
          <text:p text:style-name="P23">Debugging<text:tab/>27</text:p>
          <text:p text:style-name="P23">Tracing<text:tab/>27</text:p>
          <text:p text:style-name="P21">Using Byteman<text:tab/>29</text:p>
          <text:p text:style-name="P22">Downloading a binary release<text:tab/>29</text:p>
          <text:p text:style-name="P22">Obtaining the sources<text:tab/>29</text:p>
          <text:p text:style-name="P22">Building Byteman from the sources<text:tab/>29</text:p>
          <text:p text:style-name="P22">Running Applications with Byteman<text:tab/>29</text:p>
          <text:p text:style-name="P22">Available -javaagent Options<text:tab/>30</text:p>
          <text:p text:style-name="P22">Running Byteman Using Script bmjava.sh<text:tab/>31</text:p>
          <text:p text:style-name="P22">Submitting Rules Dynamically Using Script submit.sh<text:tab/>31</text:p>
          <text:p text:style-name="P22">Checking Rules Offline Using Script bytemancheck.sh<text:tab/>33</text:p>
          <text:p text:style-name="P2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357210778"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952057509" text:style-name="L1">
        <text:list-item>
          <text:p text:style-name="P11">tracing application execution</text:p>
        </text:list-item>
        <text:list-item>
          <text:p text:style-name="P11">short-circuiting normal method execution via early returns or exceptions</text:p>
        </text:list-item>
        <text:list-item>
          <text:p text:style-name="P11">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1214235848" text:continue-list="list1357210778" text:style-name="Outline">
        <text:list-item>
          <text:list>
            <text:list-header>
              <text:h text:style-name="P19"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108795408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840840285" text:style-name="L2">
        <text:list-item>
          <text:p text:style-name="P12"><text:span text:style-name="T1">where</text:span> during application execution a side-effect should occur</text:p>
        </text:list-item>
        <text:list-item>
          <text:p text:style-name="P12"><text:span text:style-name="T1">whether</text:span> the side-effect should happen or not</text:p>
        </text:list-item>
        <text:list-item>
          <text:p text:style-name="P1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091863667" text:continue-list="list108795408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222474629"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656130684"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378279418"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44369990" text:style-name="L3">
        <text:list-item>
          <text:p text:style-name="P13">the <text:span text:style-name="T1">trigger method</text:span>, i.e. the method which contains the trigger point</text:p>
        </text:list-item>
        <text:list-item>
          <text:p text:style-name="P13">the rule which has been matched</text:p>
        </text:list-item>
        <text:list-item>
          <text:p text:style-name="P1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873000811" text:continue-list="list378279418" text:style-name="Outline">
        <text:list-item>
          <text:list>
            <text:list-header>
              <text:h text:style-name="P19"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854485787" text:continue-numbering="true" text:style-name="Outline">
        <text:list-item>
          <text:list>
            <text:list-header>
              <text:h text:style-name="P1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488969491"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45228178"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862856343"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8529669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981364484"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25050140"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16952155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768395344" text:style-name="L4">
        <text:list-item>
          <text:p text:style-name="P14">references to previously bound variables</text:p>
        </text:list-item>
        <text:list-item>
          <text:p text:style-name="P14">references to the trigger method recipient or arguments</text:p>
        </text:list-item>
        <text:list-item>
          <text:p text:style-name="P14">references to the local variables in scope at the trigger point</text:p>
        </text:list-item>
        <text:list-item>
          <text:p text:style-name="P14">static field references</text:p>
        </text:list-item>
        <text:list-item>
          <text:p text:style-name="P14">primitive literals</text:p>
        </text:list-item>
        <text:list-item>
          <text:p text:style-name="P14">field accesses</text:p>
        </text:list-item>
        <text:list-item>
          <text:p text:style-name="P14">static or instance method invocations</text:p>
        </text:list-item>
        <text:list-item>
          <text:p text:style-name="P1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oft-page-break/><text:span text:style-name="Code_20_Text">engine.isRecovered()</text:span>, etc.</text:p>
      <text:p text:style-name="Text_20_body">Note:</text:p>
      <text:list xml:id="list2110699628" text:style-name="L5">
        <text:list-item>
          <text:p text:style-name="P15">The assignment operator is not available for use in expressions. It can only be employed at the top level in binding specifications.</text:p>
        </text:list-item>
        <text:list-item>
          <text:p text:style-name="P15">Use of the new operator is not currently allowed in expressions.</text:p>
        </text:list-item>
        <text:list-item>
          <text:p text:style-name="P15">throw and return operations are only allowed as the last action in a sequence of rule actions (see below).</text:p>
        </text:list-item>
      </text:list>
      <text:list xml:id="list1901306860" text:style-name="L6">
        <text:list-item>
          <text:p text:style-name="P16">Expressions should obey the normal rules regarding associativity and precedence.</text:p>
        </text:list-item>
        <text:list-item>
          <text:p text:style-name="P16">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344371541" text:continue-list="list116952155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8012622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013868477"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482010345"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233933260"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280776675"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782846990" text:continue-numbering="true" text:style-name="Outline">
        <text:list-item>
          <text:list>
            <text:list-item>
              <text:list>
                <text:list-header>
                  <text:h text:style-name="P24"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751153055" text:continue-numbering="true" text:style-name="Outline">
        <text:list-item>
          <text:list>
            <text:list-item>
              <text:list>
                <text:list-header>
                  <text:h text:style-name="P24"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316016268"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13728023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2106223093" text:continue-numbering="true" text:style-name="Outline">
        <text:list-item>
          <text:list>
            <text:list-item>
              <text:list>
                <text:list-header>
                  <text:h text:style-name="P24"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754612311" text:continue-numbering="true" text:style-name="Outline">
        <text:list-item>
          <text:list>
            <text:list-item>
              <text:list>
                <text:list-header>
                  <text:h text:style-name="P24"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1724249669"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017714720" text:continue-numbering="true" text:style-name="Outline">
        <text:list-item>
          <text:list>
            <text:list-item>
              <text:list>
                <text:list-header>
                  <text:h text:style-name="P24"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229321531"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03257582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049794814"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35119857" text:continue-numbering="true" text:style-name="Outline">
        <text:list-item>
          <text:list>
            <text:list-header>
              <text:h text:style-name="P19"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942283733"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237597338"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756578435" text:continue-numbering="true" text:style-name="Outline">
        <text:list-item>
          <text:list>
            <text:list-header>
              <text:h text:style-name="P19"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285891046" text:continue-numbering="true" text:style-name="Outline">
        <text:list-item>
          <text:list>
            <text:list-header>
              <text:h text:style-name="P19"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928442395" text:continue-numbering="true" text:style-name="Outline">
        <text:list-item>
          <text:list>
            <text:list-header>
              <text:h text:style-name="P19"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756401490" text:style-name="L7">
        <text:list-item>
          <text:p text:style-name="P1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1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1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428908469" text:continue-list="list928442395"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4">Flag </text:span></text:span><text:span text:style-name="Code_20_Text">-cp</text:span><text:span text:style-name="Code_20_Text"><text:span text:style-name="T4"> provides a classpath used to locate classes mentioned in the scripts.</text:span></text:span></text:p>
      <text:list xml:id="list1740188431" text:continue-numbering="true" text:style-name="Outline">
        <text:list-item>
          <text:list>
            <text:list-header>
              <text:h text:style-name="P19"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text:soft-page-break/>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1-06T14:57:20</dc:date>
    <meta:printed-by>Andrew Dinn</meta:printed-by>
    <meta:print-date>2008-09-26T17:21:42</meta:print-date>
    <meta:editing-cycles>124</meta:editing-cycles>
    <meta:editing-duration>PT51H32M02S</meta:editing-duration>
    <meta:document-statistic meta:table-count="0" meta:image-count="0" meta:object-count="0" meta:page-count="35" meta:paragraph-count="417" meta:word-count="14151" meta:character-count="88212"/>
    <meta:user-defined meta:name="Info 1"/>
    <meta:user-defined meta:name="Info 2"/>
    <meta:user-defined meta:name="Info 3"/>
    <meta:user-defined meta:name="Info 4"/>
  </office:meta>
</office:document-meta>
</file>